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014cm" fo:margin-left="-0.016cm" fo:margin-right="0cm" table:align="margins"/>
    </style:style>
    <style:style style:name="Tabla1.A" style:family="table-column">
      <style:table-column-properties style:column-width="2.568cm" style:rel-column-width="9894*"/>
    </style:style>
    <style:style style:name="Tabla1.B" style:family="table-column">
      <style:table-column-properties style:column-width="14.446cm" style:rel-column-width="55641*"/>
    </style:style>
    <style:style style:name="Tabla1.A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9.999cm" table:align="center"/>
    </style:style>
    <style:style style:name="Tabla2.A" style:family="table-column">
      <style:table-column-properties style:column-width="9.999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Text_20_body">
      <style:text-properties style:font-name="TimesNewRomanPSMT" fo:font-size="12pt" fo:font-style="italic" officeooo:paragraph-rsid="00238a4e" style:font-name-asian="TimesNewRomanPSMT" style:font-size-asian="12pt" style:font-style-asian="italic" style:font-name-complex="TimesNewRomanPSMT" style:font-size-complex="12pt" style:font-style-complex="italic"/>
    </style:style>
    <style:style style:name="P4" style:family="paragraph" style:parent-style-name="Text_20_body">
      <style:text-properties fo:font-weight="bold" officeooo:paragraph-rsid="00238a4e" style:font-weight-asian="bold" style:font-weight-complex="bold"/>
    </style:style>
    <style:style style:name="P5" style:family="paragraph" style:parent-style-name="Text_20_body">
      <style:text-properties fo:font-weight="bold" officeooo:rsid="00238a4e" officeooo:paragraph-rsid="00238a4e" style:font-weight-asian="bold" style:font-weight-complex="bold"/>
    </style:style>
    <style:style style:name="P6" style:family="paragraph" style:parent-style-name="Text_20_body">
      <style:text-properties officeooo:paragraph-rsid="00238a4e"/>
    </style:style>
    <style:style style:name="P7" style:family="paragraph" style:parent-style-name="Table_20_Contents">
      <style:text-properties style:font-name="Arial" fo:font-size="14pt" style:font-name-asian="Lucida Sans Unicode" style:font-size-asian="14pt" style:font-name-complex="Tahoma" style:font-size-complex="14pt"/>
    </style:style>
    <style:style style:name="P8" style:family="paragraph" style:parent-style-name="Table_20_Contents">
      <style:paragraph-properties fo:text-align="center" style:justify-single-word="false"/>
      <style:text-properties officeooo:paragraph-rsid="00238a4e"/>
    </style:style>
    <style:style style:name="P9" style:family="paragraph" style:parent-style-name="Table_20_Contents">
      <style:text-properties officeooo:paragraph-rsid="00238a4e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fo:font-weight="bold" officeooo:paragraph-rsid="00238a4e" style:font-weight-asian="bold" style:font-weight-complex="bold"/>
    </style:style>
    <style:style style:name="P12" style:family="paragraph" style:parent-style-name="Standard">
      <style:text-properties officeooo:paragraph-rsid="00238a4e"/>
    </style:style>
    <style:style style:name="P13" style:family="paragraph" style:parent-style-name="Standard">
      <style:text-properties officeooo:rsid="00238a4e" officeooo:paragraph-rsid="00238a4e"/>
    </style:style>
    <style:style style:name="P14" style:family="paragraph" style:parent-style-name="Standard">
      <style:text-properties officeooo:rsid="00238a4e" officeooo:paragraph-rsid="00257c06"/>
    </style:style>
    <style:style style:name="P15" style:family="paragraph" style:parent-style-name="Standard">
      <style:text-properties officeooo:rsid="00257c06" officeooo:paragraph-rsid="00257c06"/>
    </style:style>
    <style:style style:name="P16" style:family="paragraph" style:parent-style-name="Code">
      <style:text-properties style:font-name="DejaVu Sans Mono" officeooo:paragraph-rsid="00234e0b"/>
    </style:style>
    <style:style style:name="P17" style:family="paragraph" style:parent-style-name="Code">
      <style:text-properties style:font-name="DejaVu Sans Mono" officeooo:rsid="00234e0b" officeooo:paragraph-rsid="00234e0b"/>
    </style:style>
    <style:style style:name="P18" style:family="paragraph" style:parent-style-name="Code">
      <style:text-properties officeooo:paragraph-rsid="00238a4e"/>
    </style:style>
    <style:style style:name="P19" style:family="paragraph" style:parent-style-name="Code">
      <style:paragraph-properties fo:margin-left="1.251cm" fo:margin-right="0cm" fo:text-indent="0cm" style:auto-text-indent="false"/>
      <style:text-properties officeooo:paragraph-rsid="00238a4e"/>
    </style:style>
    <style:style style:name="P20" style:family="paragraph" style:parent-style-name="Code">
      <style:paragraph-properties fo:margin-left="2.501cm" fo:margin-right="0cm" fo:text-indent="0cm" style:auto-text-indent="false"/>
      <style:text-properties officeooo:paragraph-rsid="00238a4e"/>
    </style:style>
    <style:style style:name="P21" style:family="paragraph" style:parent-style-name="Standard">
      <style:text-properties fo:font-style="italic" officeooo:paragraph-rsid="00238a4e" style:font-style-asian="italic" style:font-style-complex="italic"/>
    </style:style>
    <style:style style:name="P22" style:family="paragraph" style:parent-style-name="Heading_20_2">
      <style:text-properties officeooo:paragraph-rsid="00238a4e"/>
    </style:style>
    <style:style style:name="P23" style:family="paragraph" style:parent-style-name="Heading_20_2">
      <style:text-properties officeooo:rsid="00238a4e" officeooo:paragraph-rsid="00238a4e"/>
    </style:style>
    <style:style style:name="P24" style:family="paragraph" style:parent-style-name="Code">
      <style:text-properties style:font-name="DejaVu Sans Mono" officeooo:rsid="00234e0b" officeooo:paragraph-rsid="00234e0b"/>
    </style:style>
    <style:style style:name="P25" style:family="paragraph" style:parent-style-name="Code">
      <style:text-properties style:font-name="DejaVu Sans Mono" officeooo:rsid="002ba73b" officeooo:paragraph-rsid="002ba73b"/>
    </style:style>
    <style:style style:name="T1" style:family="text">
      <style:text-properties officeooo:rsid="0020dd9a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e6797" style:font-style-asian="normal" style:font-style-complex="normal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38a4e" style:font-style-asian="italic" style:font-style-complex="italic"/>
    </style:style>
    <style:style style:name="T8" style:family="text">
      <style:text-properties officeooo:rsid="0022a5c3"/>
    </style:style>
    <style:style style:name="T9" style:family="text">
      <style:text-properties officeooo:rsid="00234e0b"/>
    </style:style>
    <style:style style:name="T10" style:family="text">
      <style:text-properties officeooo:rsid="00204dd9"/>
    </style:style>
    <style:style style:name="T11" style:family="text">
      <style:text-properties officeooo:rsid="002037c5"/>
    </style:style>
    <style:style style:name="T12" style:family="text">
      <style:text-properties officeooo:rsid="002ac395"/>
    </style:style>
    <style:style style:name="T13" style:family="text">
      <style:text-properties officeooo:rsid="00238a4e"/>
    </style:style>
    <style:style style:name="T14" style:family="text">
      <style:text-properties officeooo:rsid="00257c06"/>
    </style:style>
    <style:style style:name="T15" style:family="text">
      <style:text-properties style:font-name="DejaVu Sans Mono"/>
    </style:style>
    <style:style style:name="T16" style:family="text">
      <style:text-properties officeooo:rsid="00269502"/>
    </style:style>
    <style:style style:name="T17" style:family="text">
      <style:text-properties officeooo:rsid="0029af15"/>
    </style:style>
    <style:style style:name="T18" style:family="text">
      <style:text-properties officeooo:rsid="002ba7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blema <text:span text:style-name="T1">7</text:span>: <text:span text:style-name="T1">Excepciones y escribir f</text:span><text:span text:style-name="T2">icheros </text:span><text:span text:style-name="T3">de texto</text:span></text:h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7">Datos personales</text:p>
          </table:table-cell>
          <table:covered-table-cell/>
        </table:table-row>
        <table:table-row>
          <table:table-cell table:style-name="Tabla1.A2" office:value-type="string">
            <text:p text:style-name="P7">Apellidos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7">Nombre:</text:p>
          </table:table-cell>
          <table:table-cell table:style-name="Tabla1.B2" office:value-type="string">
            <text:p text:style-name="P7"/>
          </table:table-cell>
        </table:table-row>
      </table:table>
      <text:p text:style-name="Standard"/>
      <text:h text:style-name="P22" text:outline-level="2">Excepción recuperable <text:span text:style-name="T10">usando un bucle for</text:span></text:h>
      <text:p text:style-name="P11">Descripción</text:p>
      <text:p text:style-name="P11"/>
      <text:p text:style-name="P6">Se dispone de la clase <text:span text:style-name="CodeCharacter">SensorHumedad</text:span> que permite medir el grado de humedad de una habitación. El código de dicha clase (sólo las partes relevantes para el problema) es:</text:p>
      <text:p text:style-name="P18">public class SensorHumedad {</text:p>
      <text:p text:style-name="P19">... // atributos y métodos no relevantes para el problema</text:p>
      <text:p text:style-name="P19">/**</text:p>
      <text:p text:style-name="P19"><text:s/>* Retorna el grado de humedad leído por el sensor.</text:p>
      <text:p text:style-name="P19"><text:s/>* @return grado de humedad leído por el sensor, en porcentaje</text:p>
      <text:p text:style-name="P19"><text:s/>* @throws LecturaIncorrecta cuando se ha producido un error al</text:p>
      <text:p text:style-name="P19"><text:s/>* tratar de leer.</text:p>
      <text:p text:style-name="P19"><text:s/>*/</text:p>
      <text:p text:style-name="P19">public double leeHumedad() throws LecturaIncorrecta {</text:p>
      <text:p text:style-name="P20">... // código no relevante para el problema</text:p>
      <text:p text:style-name="P19">}</text:p>
      <text:p text:style-name="P18">}</text:p>
      <text:p text:style-name="P18"/>
      <text:p text:style-name="P6">Debido a problemas de funcionamiento del sensor en ocasiones se produce una lectura incorrecta y, para notificar esta situación, el método <text:span text:style-name="CodeCharacter">leeHumedad</text:span> lanza la excepción <text:span text:style-name="CodeCharacter">LecturaIncorrecta,</text:span> que está definida en una clase aparte.</text:p>
      <text:p text:style-name="P6">Se pide escribir el código de <text:span text:style-name="T17">un nuevo </text:span>método <text:span text:style-name="T17">llamado</text:span> <text:span text:style-name="CodeCharacter">leeHumedadReintentando, </text:span><text:span text:style-name="CodeCharacter"><text:span text:style-name="T17">situado en</text:span></text:span> la <text:span text:style-name="T11">misma </text:span>clase <text:span text:style-name="CodeCharacter">SensorHumedad</text:span> que, utilizando el patrón de excepciones recuperables pero usando un bucle <text:span text:style-name="CodeCharacter">for</text:span>, verifique el comportamiento descrito por el siguiente comentario de documentación:</text:p>
      <text:p text:style-name="P19">/**</text:p>
      <text:p text:style-name="P19">* Invoca repetidamente el método leeHumedad hasta que se produzca</text:p>
      <text:p text:style-name="P19">* una lectura correcta o hasta que se alcance el número máximo de</text:p>
      <text:p text:style-name="P19">* intentos indicado.</text:p>
      <text:p text:style-name="P19">* @param numIntentos número máximo de intentos</text:p>
      <text:p text:style-name="P19">* @return la humedad retornada por la primera lectura correcta de</text:p>
      <text:p text:style-name="P19">* <text:s text:c="4"/>leeHumedad o Double.NaN en el caso de que todos los intentos</text:p>
      <text:p text:style-name="P19">* <text:s text:c="4"/>sean lecturas incorrectas.</text:p>
      <text:p text:style-name="P19">*/</text:p>
      <text:p text:style-name="P19">public double leeHumedadReintentando(<text:span text:style-name="T12">int numIntentos</text:span>) {...}</text:p>
      <text:p text:style-name="P19"/>
      <text:p text:style-name="P4">Respuesta que se pide</text:p>
      <text:p text:style-name="P3">&lt;Poner aquí el código Java del método sin el comentario de documentación&gt;</text:p>
      <text:h text:style-name="Heading_20_2" text:outline-level="2"><text:soft-page-break/>Escribir en un fichero de texto, con formato <text:span text:style-name="T16">en inglés</text:span></text:h>
      <text:p text:style-name="Standard"><text:line-break/><text:span text:style-name="T4">Descripción</text:span><text:line-break/></text:p>
      <text:p text:style-name="Standard">Se desea obtener una tabla de conversión de temperatura <text:s/><text:span text:style-name="T1">de grados</text:span> Celsius <text:span text:style-name="T17">a Farenheit</text:span>. Escribir para ello un programa (un<text:span text:style-name="T17">a clase con un</text:span> método <text:span text:style-name="CodeCharacter">main</text:span>) que escriba un fichero llamado <text:span text:style-name="CodeCharacter">“temperaturas.txt”</text:span> con las temperaturas entre -<text:span text:style-name="T8">4</text:span>0º<text:span text:style-name="T8">C</text:span> <text:span text:style-name="T8">a</text:span> 0º<text:span text:style-name="T8">C</text:span>, ambas inclusive, de <text:span text:style-name="T18">2</text:span> en <text:span text:style-name="T18">2</text:span>, y su conversión a º<text:span text:style-name="T17">F</text:span>. El formato del fichero será como en este ejemplo:</text:p>
      <text:p text:style-name="Code"/>
      <text:p text:style-name="P25">-40 C<text:tab/>-40,0 F</text:p>
      <text:p text:style-name="P25">-38 C<text:tab/>-36,4 F</text:p>
      <text:p text:style-name="P25">-36 C<text:tab/>-32,8 F</text:p>
      <text:p text:style-name="P25">-34 C<text:tab/>-29,2 F</text:p>
      <text:p text:style-name="P16"><text:s/>...</text:p>
      <text:p text:style-name="Code"/>
      <text:p text:style-name="Standard">Como puede observarse, cada temperatura va en una línea, y los datos están en columnas de la misma anchura, <text:span text:style-name="T9">con los grados Farenheit </text:span>con un decimal <text:span text:style-name="T16">y punto decimal (notación en inglés).</text:span></text:p>
      <text:p text:style-name="Standard"/>
      <text:p text:style-name="Standard">La conversión se realizará con esta fórmula: <text:span text:style-name="T1">F=C*1.8+32</text:span></text:p>
      <text:p text:style-name="Standard"/>
      <text:p text:style-name="P10">Respuesta que se pide</text:p>
      <text:p text:style-name="Standard"/>
      <text:p text:style-name="P12">&lt;<text:span text:style-name="T6">pon aquí el código Java del método main</text:span><text:span text:style-name="T7">&gt;</text:span></text:p>
      <text:p text:style-name="P21"/>
      <text:h text:style-name="P23" text:outline-level="2">Escribir en un fichero de texto, con notación en <text:span text:style-name="T16">español</text:span></text:h>
      <text:p text:style-name="P5">Descripción</text:p>
      <text:p text:style-name="P12">Se dispone de una clase que <text:span text:style-name="T13">contiene una serie de datos estadísticos y que </text:span>obedece al siguiente diagrama de clases:</text:p>
      <text:p text:style-name="P12"/>
      <table:table table:name="Tabla2" table:style-name="Tabla2">
        <table:table-column table:style-name="Tabla2.A"/>
        <table:table-row>
          <table:table-cell table:style-name="Tabla2.A1" office:value-type="string">
            <text:p text:style-name="P8"><text:span text:style-name="CodeCharacter">DatosEstadisticos</text:span></text:p>
          </table:table-cell>
        </table:table-row>
        <table:table-row>
          <table:table-cell table:style-name="Tabla2.A2" office:value-type="string">
            <text:p text:style-name="P9"><text:span text:style-name="CodeCharacter">...</text:span></text:p>
          </table:table-cell>
        </table:table-row>
        <table:table-row>
          <table:table-cell table:style-name="Tabla2.A2" office:value-type="string">
            <text:p text:style-name="P9"><text:span text:style-name="CodeCharacter">+DatosEstadisticos(...)</text:span></text:p>
            <text:p text:style-name="P9"><text:span text:style-name="CodeCharacter">+double media()</text:span></text:p>
            <text:p text:style-name="P9"><text:span text:style-name="CodeCharacter"><text:span text:style-name="T13">+String nombreSerie()</text:span></text:span></text:p>
            <text:p text:style-name="P9"><text:span text:style-name="CodeCharacter">+</text:span><text:span text:style-name="CodeCharacter"><text:span text:style-name="T13">int</text:span></text:span><text:span text:style-name="CodeCharacter"> </text:span><text:span text:style-name="CodeCharacter"><text:span text:style-name="T13">numDatos</text:span></text:span><text:span text:style-name="CodeCharacter">()</text:span></text:p>
            <text:p text:style-name="P9"><text:span text:style-name="CodeCharacter"><text:span text:style-name="T13">+double max()</text:span></text:span></text:p>
            <text:p text:style-name="P9"><text:span text:style-name="CodeCharacter"><text:span text:style-name="T13">+double min()</text:span></text:span></text:p>
          </table:table-cell>
        </table:table-row>
      </table:table>
      <text:p text:style-name="P12"/>
      <text:p text:style-name="P13">Se desea escribir un método en una clase aparte que <text:span text:style-name="T18">escriba en un fichero de texto</text:span> un listado de <text:span text:style-name="T17">la </text:span>información asociada a una lista de objetos de la clase <text:span text:style-name="CodeCharacter">DatosEstadisticos</text:span>. El método recibe como parámetro la lista y tendrá como cabecera:</text:p>
      <text:p text:style-name="P13"/>
      <text:p text:style-name="P14"><text:span text:style-name="CodeCharacter"><text:s text:c="6"/></text:span><text:span text:style-name="CodeCharacter"><text:span text:style-name="T14">public static void listado ( ArrayList&lt;DatosEstadisticos&gt; lista,</text:span></text:span></text:p>
      <text:p text:style-name="P14"><text:span text:style-name="CodeCharacter"><text:span text:style-name="T14"><text:s text:c="47"/>String nombreFichero) throws PocosDatos</text:span></text:span></text:p>
      <text:p text:style-name="P13"/>
      <text:p text:style-name="P15">Si la lista <text:span text:style-name="T17">vale </text:span><text:span text:style-name="CodeCharacter"><text:span text:style-name="T17">null</text:span></text:span> o tiene tamaño menor o igual a <text:span text:style-name="T18">uno</text:span> el método lanza la excepción <text:span text:style-name="CodeCharacter">PocosDatos</text:span>, <text:soft-page-break/>definida en una clase aparte. En caso contrario escribe en el fichero <text:span text:style-name="T18">de </text:span>texto de nombre igual a <text:span text:style-name="CodeCharacter">nombreFichero</text:span> un listado de la información de la <text:span text:style-name="CodeCharacter">lista</text:span>. Este listado comienza por una línea de encabezamiento seguida de los datos contenidos en la lista, uno por línea, en columnas, y con el formato indicado en el siguiente ejemplo:</text:p>
      <text:p text:style-name="P15"/>
      <text:p text:style-name="P15"><text:span text:style-name="CodeCharacter"><text:span text:style-name="T15">NombreSerie <text:s text:c="13"/>NumDatos <text:s text:c="4"/>ValorMedio <text:s text:c="3"/>Maximo <text:s text:c="3"/>Minimo</text:span></text:span></text:p>
      <text:p text:style-name="P15"><text:span text:style-name="CodeCharacter"><text:span text:style-name="T15">datos-17-abr-2018 <text:s text:c="9"/>512 <text:s text:c="9"/>12,00 <text:s text:c="6"/>14,50 <text:s text:c="5"/>0,55</text:span></text:span></text:p>
      <text:p text:style-name="P15"><text:span text:style-name="CodeCharacter"><text:span text:style-name="T15">datos-18-abr-2018 <text:s text:c="9"/>512 <text:s text:c="9"/>13,67 <text:s text:c="6"/>15,50 <text:s text:c="5"/>0,45</text:span></text:span></text:p>
      <text:p text:style-name="P15"><text:span text:style-name="CodeCharacter"><text:span text:style-name="T15">datos-19-abr-2018 <text:s text:c="8"/>1024 <text:s text:c="9"/>11,56 <text:s text:c="6"/>16,50 <text:s text:c="5"/>0,85</text:span></text:span></text:p>
      <text:p text:style-name="P15"><text:span text:style-name="CodeCharacter"><text:span text:style-name="T15">...</text:span></text:span></text:p>
      <text:p text:style-name="P15"/>
      <text:p text:style-name="P15">Observar que los números reales aparecen en la notación española, con coma decimal, y con dos decimales.</text:p>
      <text:p text:style-name="P15"/>
      <text:p text:style-name="P15"><text:span text:style-name="T5">Respuesta que se pide</text:span>:</text:p>
      <text:p text:style-name="P15"/>
      <text:p text:style-name="P15">&lt;<text:span text:style-name="T6">poner aquí el método listado</text:span>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Lucida Sans Unicode" style:font-size-asian="12pt" style:language-asian="es" style:country-asian="ES" style:font-name-complex="Tahoma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font-name-asian="Lucida Sans Unicode" style:font-size-asian="12pt" style:language-asian="es" style:country-asian="ES" style:font-name-complex="Tahoma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Text_20_body" style:class="text">
      <style:paragraph-properties fo:margin-left="0.7cm" fo:margin-right="0cm" fo:margin-top="0cm" fo:margin-bottom="0cm" loext:contextual-spacing="false" fo:text-indent="0cm" style:auto-text-indent="false"/>
      <style:text-properties style:font-name="DejaVu Sans" fo:font-family="'DejaVu Sans'" style:font-style-name="Book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CodeCharacter" style:family="text">
      <style:text-properties style:font-name="DejaVu Sans" fo:font-family="'DejaVu Sans'" style:font-style-name="Book" style:font-family-generic="swiss" style:font-pitch="variable" fo:font-size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20dd9a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ing">Programación, Curso 201<text:span text:style-name="MT1">7</text:span>-201<text:span text:style-name="MT1">8</text:span></text:p>
      </style:header>
      <style:footer>
        <text:p text:style-name="MP1"><text:date style:data-style-name="N37" text:date-value="2018-05-08T08:23:32.336999899">08/05/18</text:date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meta:creation-date>2006-09-29T12:08:59</meta:creation-date>
    <dc:date>2008-10-17T13:48:18</dc:date>
    <dc:language>es-ES</dc:language>
    <meta:editing-cycles>0</meta:editing-cycles>
    <meta:editing-duration>PT0S</meta:editing-duration>
    <meta:document-statistic meta:table-count="2" meta:image-count="0" meta:object-count="0" meta:page-count="3" meta:paragraph-count="70" meta:word-count="636" meta:character-count="4071" meta:non-whitespace-character-count="3328"/>
    <meta:user-defined meta:name="Info 1"/>
    <meta:user-defined meta:name="Info 2"/>
    <meta:user-defined meta:name="Info 3"/>
    <meta:user-defined meta:name="Info 4"/>
  </office:meta>
</office:document-meta>
</file>